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2818d" officeooo:paragraph-rsid="0012818d"/>
    </style:style>
    <style:style style:name="P2" style:family="paragraph" style:parent-style-name="Standard">
      <style:text-properties officeooo:rsid="0010f006" officeooo:paragraph-rsid="0010f006"/>
    </style:style>
    <style:style style:name="T1" style:family="text">
      <style:text-properties officeooo:rsid="001281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’ai pas pu tester l’indice écologique de mon site Web puisque </text:p>
      <text:p text:style-name="P2">cependant je peut mettre en place : </text:p>
      <text:p text:style-name="P2"/>
      <text:p text:style-name="P2"/>
      <text:p text:style-name="P2">- un code plus optimisé (éviter de faire des boucles en JS)</text:p>
      <text:p text:style-name="P2">- <text:span text:style-name="T1">éviter les animations si possible</text:span></text:p>
      <text:p text:style-name="P2">- <text:span text:style-name="T1">mieux gérer le cache losqu’il y en a </text:span></text:p>
      <text:p text:style-name="P2">- éviter de mettre trop d’image</text:p>
      <text:p text:style-name="P2">- aux possible crée le moins de pages possible (pour éviter les redirections vers d’autres pa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2818d" officeooo:paragraph-rsid="001281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mice Aixandre <text:tab/>Rendre le site Web plus écologique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0:57:08.559000000</meta:creation-date>
    <dc:date>2024-03-14T11:59:58.340000000</dc:date>
    <meta:editing-duration>PT1H2M50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75" meta:character-count="410" meta:non-whitespace-character-count="339"/>
  </office:meta>
</office:document-meta>
</file>